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1.526cm"/>
    </style:style>
    <style:style style:name="Table2.B" style:family="table-column">
      <style:table-column-properties style:column-width="9.851cm"/>
    </style:style>
    <style:style style:name="Table2.C" style:family="table-column">
      <style:table-column-properties style:column-width="2.157cm"/>
    </style:style>
    <style:style style:name="Table2.D" style:family="table-column">
      <style:table-column-properties style:column-width="1.261cm"/>
    </style:style>
    <style:style style:name="Table2.E" style:family="table-column">
      <style:table-column-properties style:column-width="1.101cm"/>
    </style:style>
    <style:style style:name="Table2.F" style:family="table-column">
      <style:table-column-properties style:column-width="1.099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661cm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367cm"/>
    </style:style>
    <style:style style:name="Table2.A7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.F7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none" fo:border-top="none" fo:border-bottom="0.05pt solid #000000"/>
    </style:style>
    <style:style style:name="Table2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fo:font-size="2pt" style:font-size-asian="2pt" style:font-size-complex="2pt"/>
    </style:style>
    <style:style style:name="P6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-projet : Tamagochi</text:p>
      <text:p text:style-name="P2"/>
      <text:p text:style-name="P1">User Story</text:p>
      <text:p text:style-name="P2"><text:tab/>1)En tant qu'utilisateur de l'application, je veux pouvoir nommer et choisir le type de familier afin de pouvoir le personnaliser.</text:p>
      <text:p text:style-name="P2"><text:tab/>2)En tant qu'utilisateur de l'application, je veux pouvoir consulter l'état et interagir avec mon familier afin de m'en occuper.</text:p>
      <text:p text:style-name="P1"/>
      <text:p text:style-name="P1">Conditions de satisfaction</text:p>
      <text:p text:style-name="P2"><text:tab/>1.1 Vérifier que le nom est valide</text:p>
      <text:p text:style-name="P2"><text:tab/>1.2 Vérifier que le type de familier (robot ou dragon) est valide</text:p>
      <text:p text:style-name="P2"/>
      <text:p text:style-name="P2"><text:tab/>2.1 Vérifier que ce sont les bonnes caractéristiques du familier</text:p>
      <text:list xml:id="list10654544941" text:style-name="L1">
        <text:list-item>
          <text:list>
            <text:list-item>
              <text:p text:style-name="P6">Vérifier que si le familier est mort, la partie est finie</text:p>
            </text:list-item>
            <text:list-item>
              <text:p text:style-name="P6">Vérifier que je peux nourrir mon familier s'il est en danger</text:p>
            </text:list-item>
          </text:list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User Story</text:p>
          </table:table-cell>
          <table:table-cell table:style-name="Table2.A1" office:value-type="string">
            <text:p text:style-name="P4">Tâche</text:p>
          </table:table-cell>
          <table:table-cell table:style-name="Table2.A1" office:value-type="string">
            <text:p text:style-name="P4">Nom</text:p>
          </table:table-cell>
          <table:table-cell table:style-name="Table2.A1" office:value-type="string">
            <text:p text:style-name="P4">En cours</text:p>
          </table:table-cell>
          <table:table-cell table:style-name="Table2.A1" office:value-type="string">
            <text:p text:style-name="P4">En test</text:p>
          </table:table-cell>
          <table:table-cell table:style-name="Table2.F1" office:value-type="string">
            <text:p text:style-name="P4">Faite</text:p>
          </table:table-cell>
        </table:table-row>
        <table:table-row>
          <table:table-cell table:style-name="Table2.A6" table:number-rows-spanned="5" office:value-type="string">
            <text:p text:style-name="P4">1</text:p>
          </table:table-cell>
          <table:table-cell table:style-name="Table2.B11" office:value-type="string">
            <text:p text:style-name="P4">1 - Création de deux types de familier</text:p>
          </table:table-cell>
          <table:table-cell table:style-name="Table2.C2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2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2 - Création de comportement: mort</text:p>
          </table:table-cell>
          <table:table-cell table:style-name="Table2.C3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3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3 - Création des caractéristiques</text:p>
          </table:table-cell>
          <table:table-cell table:style-name="Table2.C4" office:value-type="string">
            <text:p text:style-name="P4">Naï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4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4 - Demander le nom et le type à l'utilisateur</text:p>
          </table:table-cell>
          <table:table-cell table:style-name="Table2.C5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5" office:value-type="string">
            <text:p text:style-name="P4">x</text:p>
          </table:table-cell>
        </table:table-row>
        <table:table-row table:style-name="Table2.6">
          <table:covered-table-cell/>
          <table:table-cell table:style-name="Table2.B11" office:value-type="string">
            <text:p text:style-name="P4">5 - Afficher le nom et le type de familier</text:p>
          </table:table-cell>
          <table:table-cell table:style-name="Table2.C6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6" office:value-type="string">
            <text:p text:style-name="P4">x</text:p>
          </table:table-cell>
        </table:table-row>
        <table:table-row table:style-name="Table2.7"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F7" office:value-type="string">
            <text:p text:style-name="P5"/>
          </table:table-cell>
        </table:table-row>
        <table:table-row>
          <table:table-cell table:style-name="Table2.A12" table:number-rows-spanned="5" office:value-type="string">
            <text:p text:style-name="P4">2</text:p>
          </table:table-cell>
          <table:table-cell table:style-name="Table2.B11" office:value-type="string">
            <text:p text:style-name="P4">6 - Création d'un menu</text:p>
          </table:table-cell>
          <table:table-cell table:style-name="Table2.C8" office:value-type="string">
            <text:p text:style-name="P4">Hajar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8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7 - Afficher le message de fin de partie selon le comportement</text:p>
          </table:table-cell>
          <table:table-cell table:style-name="Table2.C9" office:value-type="string">
            <text:p text:style-name="P4">Thanh Ta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9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8 - Proposer de nourrir le familier</text:p>
          </table:table-cell>
          <table:table-cell table:style-name="Table2.C10" office:value-type="string">
            <text:p text:style-name="P4">Thanh Tam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10" office:value-type="string">
            <text:p text:style-name="P4">x</text:p>
          </table:table-cell>
        </table:table-row>
        <table:table-row>
          <table:covered-table-cell/>
          <table:table-cell table:style-name="Table2.B11" office:value-type="string">
            <text:p text:style-name="P4">9 - Création fonctions de la classe Familier</text:p>
          </table:table-cell>
          <table:table-cell table:style-name="Table2.C11" office:value-type="string">
            <text:p text:style-name="P4">Marianna</text:p>
          </table:table-cell>
          <table:table-cell table:style-name="Table2.D11" office:value-type="string">
            <text:p text:style-name="P4">x</text:p>
          </table:table-cell>
          <table:table-cell table:style-name="Table2.E11" office:value-type="string">
            <text:p text:style-name="P4">x</text:p>
          </table:table-cell>
          <table:table-cell table:style-name="Table2.F11" office:value-type="string">
            <text:p text:style-name="P4">x</text:p>
          </table:table-cell>
        </table:table-row>
        <table:table-row>
          <table:covered-table-cell/>
          <table:table-cell table:style-name="Table2.B12" office:value-type="string">
            <text:p text:style-name="P4">10 - Création des classes Robot et Dragon</text:p>
          </table:table-cell>
          <table:table-cell table:style-name="Table2.C12" office:value-type="string">
            <text:p text:style-name="P4">Marianna</text:p>
          </table:table-cell>
          <table:table-cell table:style-name="Table2.D12" office:value-type="string">
            <text:p text:style-name="P4">x</text:p>
          </table:table-cell>
          <table:table-cell table:style-name="Table2.E12" office:value-type="string">
            <text:p text:style-name="P4">x</text:p>
          </table:table-cell>
          <table:table-cell table:style-name="Table2.F12" office:value-type="string">
            <text:p text:style-name="P4">x</text:p>
          </table:table-cell>
        </table:table-row>
      </table:table>
      <text:p text:style-name="P2"/>
      <text:p text:style-name="P1">Précision</text:p>
      <text:p text:style-name="P2">Type de familier: Robot et Dragon</text:p>
      <text:p text:style-name="P2">Comportement sur mort</text:p>
      <text:p text:style-name="P3">Les caractéristiques: nom et points de vie</text:p>
      <text:p text:style-name="P3">Nourrir: +2 points de vie; Ne rien faire: 0 ou -5 (aléatoire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1-05T09:59:29</meta:creation-date>
    <dc:date>2015-01-06T11:39:35</dc:date>
    <meta:editing-duration>PT28M7S</meta:editing-duration>
    <meta:editing-cycles>9</meta:editing-cycles>
    <meta:generator>LibreOffice/3.5$Linux_x86 LibreOffice_project/350m1$Build-2</meta:generator>
    <meta:document-statistic meta:table-count="1" meta:image-count="0" meta:object-count="0" meta:page-count="1" meta:paragraph-count="73" meta:word-count="261" meta:character-count="1189" meta:non-whitespace-character-count="1115"/>
  </office:meta>
</office:document-meta>
</file>